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page" style:column-width="3.25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526cm"/>
    </style:style>
    <style:style style:name="co10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5002"/>
  </office:automatic-styles>
  <office:body>
    <office:spreadsheet>
      <table:table table:name="Arkusz1" table:style-name="ta1" table:print-ranges="Arkusz1.A1:Arkusz1.L145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Boot number</text:p>
          </table:table-cell>
          <table:table-cell office:value-type="string">
            <text:p>Prefetch</text:p>
          </table:table-cell>
          <table:table-cell/>
          <table:table-cell table:style-name="ce2" office:value-type="string">
            <text:p>Prefetch – 3 aggregated</text:p>
          </table:table-cell>
          <table:table-cell table:number-columns-repeated="3"/>
          <table:table-cell office:value-type="float" office:value="55.68">
            <text:p>55.68</text:p>
          </table:table-cell>
          <table:table-cell office:value-type="float" office:value="22.49">
            <text:p>22.49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4.15">
            <text:p>54.15</text:p>
          </table:table-cell>
          <table:table-cell/>
          <table:table-cell office:value-type="float" office:value="52.73">
            <text:p>52.73</text:p>
          </table:table-cell>
          <table:table-cell table:number-columns-repeated="3"/>
          <table:table-cell table:style-name="Default"/>
          <table:table-cell office:value-type="float" office:value="22.14">
            <text:p>22.1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52.39">
            <text:p>52.39</text:p>
          </table:table-cell>
          <table:table-cell/>
          <table:table-cell office:value-type="float" office:value="55.13">
            <text:p>55.13</text:p>
          </table:table-cell>
          <table:table-cell table:number-columns-repeated="3"/>
          <table:table-cell table:style-name="Default"/>
          <table:table-cell office:value-type="float" office:value="22.16">
            <text:p>22.16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52.9">
            <text:p>52.9</text:p>
          </table:table-cell>
          <table:table-cell/>
          <table:table-cell office:value-type="float" office:value="54.35">
            <text:p>54.35</text:p>
          </table:table-cell>
          <table:table-cell table:number-columns-repeated="3"/>
          <table:table-cell table:style-name="Default"/>
          <table:table-cell office:value-type="float" office:value="22.04">
            <text:p>22.0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54.42">
            <text:p>54.42</text:p>
          </table:table-cell>
          <table:table-cell/>
          <table:table-cell office:value-type="float" office:value="53.46">
            <text:p>53.46</text:p>
          </table:table-cell>
          <table:table-cell table:number-columns-repeated="3"/>
          <table:table-cell table:style-name="Default"/>
          <table:table-cell office:value-type="float" office:value="22.1">
            <text:p>22.1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54.01">
            <text:p>54.01</text:p>
          </table:table-cell>
          <table:table-cell/>
          <table:table-cell office:value-type="float" office:value="50.61">
            <text:p>50.61</text:p>
          </table:table-cell>
          <table:table-cell table:number-columns-repeated="3"/>
          <table:table-cell table:style-name="Default"/>
          <table:table-cell office:value-type="float" office:value="22.12">
            <text:p>22.12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53.5">
            <text:p>53.5</text:p>
          </table:table-cell>
          <table:table-cell/>
          <table:table-cell office:value-type="float" office:value="50.44">
            <text:p>50.44</text:p>
          </table:table-cell>
          <table:table-cell table:number-columns-repeated="3"/>
          <table:table-cell table:style-name="Default"/>
          <table:table-cell office:value-type="float" office:value="22.18">
            <text:p>22.18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54.15">
            <text:p>54.15</text:p>
          </table:table-cell>
          <table:table-cell/>
          <table:table-cell office:value-type="float" office:value="55.15">
            <text:p>55.15</text:p>
          </table:table-cell>
          <table:table-cell table:number-columns-repeated="3"/>
          <table:table-cell table:style-name="Default"/>
          <table:table-cell office:value-type="float" office:value="22.34">
            <text:p>22.34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52.27">
            <text:p>52.27</text:p>
          </table:table-cell>
          <table:table-cell/>
          <table:table-cell office:value-type="float" office:value="54.45">
            <text:p>54.45</text:p>
          </table:table-cell>
          <table:table-cell table:number-columns-repeated="3"/>
          <table:table-cell table:style-name="Default"/>
          <table:table-cell office:value-type="float" office:value="22.15">
            <text:p>22.15</text:p>
          </table:table-cell>
          <table:table-cell table:number-columns-repeated="24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53.79">
            <text:p>53.79</text:p>
          </table:table-cell>
          <table:table-cell/>
          <table:table-cell office:value-type="float" office:value="54.56">
            <text:p>54.56</text:p>
          </table:table-cell>
          <table:table-cell table:number-columns-repeated="3"/>
          <table:table-cell table:style-name="Default"/>
          <table:table-cell office:value-type="float" office:value="22.62">
            <text:p>22.62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:.C11])" office:value-type="float" office:value="53.5088888888889">
            <text:p>53.5089</text:p>
          </table:table-cell>
          <table:table-cell office:value-type="string">
            <text:p>Average</text:p>
          </table:table-cell>
          <table:table-cell table:style-name="ce2" table:formula="oooc:=AVERAGE([.E3:.E11])" office:value-type="float" office:value="53.4311111111111">
            <text:p>53.431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:.C11])" office:value-type="float" office:value="0.801552313396393">
            <text:p>0.8016</text:p>
          </table:table-cell>
          <table:table-cell office:value-type="string">
            <text:p>Stddev</text:p>
          </table:table-cell>
          <table:table-cell table:style-name="ce2" table:formula="oooc:=STDEV([.E3:.E11])" office:value-type="float" office:value="1.81643500051918">
            <text:p>1.8164</text:p>
          </table:table-cell>
          <table:table-cell table:number-columns-repeated="251"/>
        </table:table-row>
        <table:table-row table:style-name="ro1">
          <table:table-cell table:number-columns-repeated="8"/>
          <table:table-cell office:value-type="float" office:value="69.55">
            <text:p>69.55</text:p>
          </table:table-cell>
          <table:table-cell office:value-type="float" office:value="29.61">
            <text:p>29.61</text:p>
          </table:table-cell>
          <table:table-cell office:value-type="string">
            <text:p>#</text:p>
          </table:table-cell>
          <table:table-cell office:value-type="float" office:value="12.405611515">
            <text:p>12.41</text:p>
          </table:table-cell>
          <table:table-cell office:value-type="float" office:value="638">
            <text:p>638</text:p>
          </table:table-cell>
          <table:table-cell office:value-type="string">
            <text:p>#stamp:</text:p>
          </table:table-cell>
          <table:table-cell office:value-type="string">
            <text:p>20070802-14:10:42</text:p>
          </table:table-cell>
          <table:table-cell office:value-type="string">
            <text:p>#all:</text:p>
          </table:table-cell>
          <table:table-cell office:value-type="float" office:value="1186056655.43278">
            <text:p>1186056655.43</text:p>
          </table:table-cell>
          <table:table-cell office:value-type="float" office:value="638">
            <text:p>638</text:p>
          </table:table-cell>
          <table:table-cell office:value-type="string">
            <text:p>stat:</text:p>
          </table:table-cell>
          <table:table-cell office:value-type="float" office:value="4996">
            <text:p>4996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4976">
            <text:p>4976</text:p>
          </table:table-cell>
          <table:table-cell table:number-columns-repeated="2" office:value-type="float" office:value="4875">
            <text:p>4875</text:p>
          </table:table-cell>
          <table:table-cell office:value-type="float" office:value="34817">
            <text:p>34817</text:p>
          </table:table-cell>
          <table:table-cell office:value-type="float" office:value="4875">
            <text:p>4875</text:p>
          </table:table-cell>
          <table:table-cell office:value-type="float" office:value="4202496">
            <text:p>4202496</text:p>
          </table:table-cell>
          <table:table-cell office:value-type="float" office:value="19394">
            <text:p>19394</text:p>
          </table:table-cell>
          <table:table-cell office:value-type="float" office:value="244">
            <text:p>244</text:p>
          </table:table-cell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864">
            <text:p>5864</text:p>
          </table:table-cell>
          <table:table-cell office:value-type="float" office:value="201879552">
            <text:p>201879552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7304800">
            <text:p>3217304800</text:p>
          </table:table-cell>
          <table:table-cell office:value-type="float" office:value="3217303356">
            <text:p>321730335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70">
            <text:p>70</text:p>
          </table:table-cell>
          <table:table-cell office:value-type="string">
            <text:p>#stamp:</text:p>
          </table:table-cell>
          <table:table-cell office:value-type="string">
            <text:p>20070802-14:13:12</text:p>
          </table:table-cell>
          <table:table-cell office:value-type="string">
            <text:p>#all:</text:p>
          </table:table-cell>
          <table:table-cell office:value-type="float" office:value="1186056799.43258">
            <text:p>1186056799.43</text:p>
          </table:table-cell>
          <table:table-cell office:value-type="float" office:value="70">
            <text:p>70</text:p>
          </table:table-cell>
          <table:table-cell office:value-type="string">
            <text:p>stat:</text:p>
          </table:table-cell>
          <table:table-cell office:value-type="float" office:value="5023">
            <text:p>5023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00">
            <text:p>5000</text:p>
          </table:table-cell>
          <table:table-cell table:number-columns-repeated="2" office:value-type="float" office:value="4903">
            <text:p>4903</text:p>
          </table:table-cell>
          <table:table-cell office:value-type="float" office:value="34817">
            <text:p>34817</text:p>
          </table:table-cell>
          <table:table-cell office:value-type="float" office:value="4903">
            <text:p>4903</text:p>
          </table:table-cell>
          <table:table-cell office:value-type="float" office:value="4202496">
            <text:p>4202496</text:p>
          </table:table-cell>
          <table:table-cell office:value-type="float" office:value="20356">
            <text:p>20356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58">
            <text:p>5958</text:p>
          </table:table-cell>
          <table:table-cell office:value-type="float" office:value="193486848">
            <text:p>193486848</text:p>
          </table:table-cell>
          <table:table-cell office:value-type="float" office:value="18076">
            <text:p>18076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7085728">
            <text:p>3217085728</text:p>
          </table:table-cell>
          <table:table-cell office:value-type="float" office:value="3217084284">
            <text:p>321708428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 table:number-columns-repeated="4"/>
          <table:table-cell office:value-type="float" office:value="52">
            <text:p>52</text:p>
          </table:table-cell>
          <table:table-cell office:value-type="string">
            <text:p>#stamp:</text:p>
          </table:table-cell>
          <table:table-cell office:value-type="string">
            <text:p>20070802-14:15:40</text:p>
          </table:table-cell>
          <table:table-cell office:value-type="string">
            <text:p>#all:</text:p>
          </table:table-cell>
          <table:table-cell office:value-type="float" office:value="1186056947.378">
            <text:p>1186056947.38</text:p>
          </table:table-cell>
          <table:table-cell office:value-type="float" office:value="52">
            <text:p>52</text:p>
          </table:table-cell>
          <table:table-cell office:value-type="string">
            <text:p>stat:</text:p>
          </table:table-cell>
          <table:table-cell office:value-type="float" office:value="5007">
            <text:p>5007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74">
            <text:p>4974</text:p>
          </table:table-cell>
          <table:table-cell table:number-columns-repeated="2" office:value-type="float" office:value="4887">
            <text:p>4887</text:p>
          </table:table-cell>
          <table:table-cell office:value-type="float" office:value="34817">
            <text:p>34817</text:p>
          </table:table-cell>
          <table:table-cell office:value-type="float" office:value="4887">
            <text:p>4887</text:p>
          </table:table-cell>
          <table:table-cell office:value-type="float" office:value="4202496">
            <text:p>4202496</text:p>
          </table:table-cell>
          <table:table-cell office:value-type="float" office:value="20187">
            <text:p>20187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70">
            <text:p>5970</text:p>
          </table:table-cell>
          <table:table-cell office:value-type="float" office:value="193478656">
            <text:p>193478656</text:p>
          </table:table-cell>
          <table:table-cell office:value-type="float" office:value="18069">
            <text:p>18069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9445600">
            <text:p>3219445600</text:p>
          </table:table-cell>
          <table:table-cell office:value-type="float" office:value="3219444156">
            <text:p>3219444156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6">
            <text:p>56</text:p>
          </table:table-cell>
          <table:table-cell office:value-type="string">
            <text:p>#stamp:</text:p>
          </table:table-cell>
          <table:table-cell office:value-type="string">
            <text:p>20070802-14:18:07</text:p>
          </table:table-cell>
          <table:table-cell office:value-type="string">
            <text:p>#all:</text:p>
          </table:table-cell>
          <table:table-cell office:value-type="float" office:value="1186057096.09259">
            <text:p>1186057096.09</text:p>
          </table:table-cell>
          <table:table-cell office:value-type="float" office:value="56">
            <text:p>56</text:p>
          </table:table-cell>
          <table:table-cell office:value-type="string">
            <text:p>stat:</text:p>
          </table:table-cell>
          <table:table-cell office:value-type="float" office:value="5003">
            <text:p>500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73">
            <text:p>4973</text:p>
          </table:table-cell>
          <table:table-cell table:number-columns-repeated="2" office:value-type="float" office:value="4900">
            <text:p>4900</text:p>
          </table:table-cell>
          <table:table-cell office:value-type="float" office:value="34821">
            <text:p>34821</text:p>
          </table:table-cell>
          <table:table-cell office:value-type="float" office:value="4900">
            <text:p>4900</text:p>
          </table:table-cell>
          <table:table-cell office:value-type="float" office:value="4202496">
            <text:p>4202496</text:p>
          </table:table-cell>
          <table:table-cell office:value-type="float" office:value="20164">
            <text:p>20164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46">
            <text:p>5946</text:p>
          </table:table-cell>
          <table:table-cell office:value-type="float" office:value="193486848">
            <text:p>193486848</text:p>
          </table:table-cell>
          <table:table-cell office:value-type="float" office:value="18070">
            <text:p>18070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4639824">
            <text:p>3214639824</text:p>
          </table:table-cell>
          <table:table-cell office:value-type="float" office:value="3214638380">
            <text:p>321463838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string">
            <text:p>#stamp:</text:p>
          </table:table-cell>
          <table:table-cell office:value-type="string">
            <text:p>20070802-14:20:36</text:p>
          </table:table-cell>
          <table:table-cell office:value-type="string">
            <text:p>#all:</text:p>
          </table:table-cell>
          <table:table-cell office:value-type="float" office:value="1186057243.60941">
            <text:p>1186057243.61</text:p>
          </table:table-cell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1">
            <text:p>51</text:p>
          </table:table-cell>
          <table:table-cell office:value-type="string">
            <text:p>#stamp:</text:p>
          </table:table-cell>
          <table:table-cell office:value-type="string">
            <text:p>20070802-14:23:04</text:p>
          </table:table-cell>
          <table:table-cell office:value-type="string">
            <text:p>#all:</text:p>
          </table:table-cell>
          <table:table-cell office:value-type="float" office:value="1186057391.80692">
            <text:p>1186057391.81</text:p>
          </table:table-cell>
          <table:table-cell office:value-type="float" office:value="51">
            <text:p>51</text:p>
          </table:table-cell>
          <table:table-cell office:value-type="string">
            <text:p>stat:</text:p>
          </table:table-cell>
          <table:table-cell office:value-type="float" office:value="5023">
            <text:p>502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85">
            <text:p>4985</text:p>
          </table:table-cell>
          <table:table-cell table:number-columns-repeated="2" office:value-type="float" office:value="4896">
            <text:p>4896</text:p>
          </table:table-cell>
          <table:table-cell office:value-type="float" office:value="34817">
            <text:p>34817</text:p>
          </table:table-cell>
          <table:table-cell office:value-type="float" office:value="4896">
            <text:p>4896</text:p>
          </table:table-cell>
          <table:table-cell office:value-type="float" office:value="4202496">
            <text:p>4202496</text:p>
          </table:table-cell>
          <table:table-cell office:value-type="float" office:value="20173">
            <text:p>20173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21">
            <text:p>5921</text:p>
          </table:table-cell>
          <table:table-cell office:value-type="float" office:value="193478656">
            <text:p>1934786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8163232">
            <text:p>3218163232</text:p>
          </table:table-cell>
          <table:table-cell office:value-type="float" office:value="3218161788">
            <text:p>3218161788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49">
            <text:p>49</text:p>
          </table:table-cell>
          <table:table-cell office:value-type="string">
            <text:p>#stamp:</text:p>
          </table:table-cell>
          <table:table-cell office:value-type="string">
            <text:p>20070802-14:25:33</text:p>
          </table:table-cell>
          <table:table-cell office:value-type="string">
            <text:p>#all:</text:p>
          </table:table-cell>
          <table:table-cell office:value-type="float" office:value="1186057541.75648">
            <text:p>1186057541.76</text:p>
          </table:table-cell>
          <table:table-cell office:value-type="float" office:value="49">
            <text:p>49</text:p>
          </table:table-cell>
          <table:table-cell office:value-type="string">
            <text:p>stat:</text:p>
          </table:table-cell>
          <table:table-cell office:value-type="float" office:value="5002">
            <text:p>5002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4951">
            <text:p>4951</text:p>
          </table:table-cell>
          <table:table-cell table:number-columns-repeated="2" office:value-type="float" office:value="4884">
            <text:p>4884</text:p>
          </table:table-cell>
          <table:table-cell office:value-type="float" office:value="34821">
            <text:p>34821</text:p>
          </table:table-cell>
          <table:table-cell office:value-type="float" office:value="4884">
            <text:p>4884</text:p>
          </table:table-cell>
          <table:table-cell office:value-type="float" office:value="4202496">
            <text:p>4202496</text:p>
          </table:table-cell>
          <table:table-cell office:value-type="float" office:value="20338">
            <text:p>20338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09">
            <text:p>6009</text:p>
          </table:table-cell>
          <table:table-cell office:value-type="float" office:value="193478656">
            <text:p>193478656</text:p>
          </table:table-cell>
          <table:table-cell office:value-type="float" office:value="18072">
            <text:p>1807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014368">
            <text:p>3216014368</text:p>
          </table:table-cell>
          <table:table-cell office:value-type="float" office:value="3216012924">
            <text:p>321601292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4">
            <text:p>54</text:p>
          </table:table-cell>
          <table:table-cell office:value-type="string">
            <text:p>#stamp:</text:p>
          </table:table-cell>
          <table:table-cell office:value-type="string">
            <text:p>20070802-14:28:05</text:p>
          </table:table-cell>
          <table:table-cell office:value-type="string">
            <text:p>#all:</text:p>
          </table:table-cell>
          <table:table-cell office:value-type="float" office:value="1186057691.35527">
            <text:p>1186057691.36</text:p>
          </table:table-cell>
          <table:table-cell office:value-type="float" office:value="54">
            <text:p>54</text:p>
          </table:table-cell>
          <table:table-cell office:value-type="string">
            <text:p>stat:</text:p>
          </table:table-cell>
          <table:table-cell office:value-type="float" office:value="5013">
            <text:p>5013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01">
            <text:p>5001</text:p>
          </table:table-cell>
          <table:table-cell table:number-columns-repeated="2" office:value-type="float" office:value="4914">
            <text:p>4914</text:p>
          </table:table-cell>
          <table:table-cell office:value-type="float" office:value="34821">
            <text:p>34821</text:p>
          </table:table-cell>
          <table:table-cell office:value-type="float" office:value="4914">
            <text:p>4914</text:p>
          </table:table-cell>
          <table:table-cell office:value-type="float" office:value="4202496">
            <text:p>4202496</text:p>
          </table:table-cell>
          <table:table-cell office:value-type="float" office:value="20342">
            <text:p>20342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65">
            <text:p>5965</text:p>
          </table:table-cell>
          <table:table-cell office:value-type="float" office:value="193478656">
            <text:p>193478656</text:p>
          </table:table-cell>
          <table:table-cell office:value-type="float" office:value="18074">
            <text:p>18074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5680464">
            <text:p>3215680464</text:p>
          </table:table-cell>
          <table:table-cell office:value-type="float" office:value="3215679020">
            <text:p>321567902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49">
            <text:p>49</text:p>
          </table:table-cell>
          <table:table-cell office:value-type="string">
            <text:p>#stamp:</text:p>
          </table:table-cell>
          <table:table-cell office:value-type="string">
            <text:p>20070802-14:30:31</text:p>
          </table:table-cell>
          <table:table-cell office:value-type="string">
            <text:p>#all:</text:p>
          </table:table-cell>
          <table:table-cell office:value-type="float" office:value="1186057838.36526">
            <text:p>1186057838.37</text:p>
          </table:table-cell>
          <table:table-cell office:value-type="float" office:value="49">
            <text:p>49</text:p>
          </table:table-cell>
          <table:table-cell office:value-type="string">
            <text:p>stat:</text:p>
          </table:table-cell>
          <table:table-cell office:value-type="float" office:value="5019">
            <text:p>5019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06">
            <text:p>5006</text:p>
          </table:table-cell>
          <table:table-cell table:number-columns-repeated="2" office:value-type="float" office:value="4921">
            <text:p>4921</text:p>
          </table:table-cell>
          <table:table-cell office:value-type="float" office:value="34820">
            <text:p>34820</text:p>
          </table:table-cell>
          <table:table-cell office:value-type="float" office:value="4921">
            <text:p>4921</text:p>
          </table:table-cell>
          <table:table-cell office:value-type="float" office:value="4202496">
            <text:p>4202496</text:p>
          </table:table-cell>
          <table:table-cell office:value-type="float" office:value="20346">
            <text:p>20346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73">
            <text:p>5973</text:p>
          </table:table-cell>
          <table:table-cell office:value-type="float" office:value="194527232">
            <text:p>194527232</text:p>
          </table:table-cell>
          <table:table-cell office:value-type="float" office:value="18071">
            <text:p>18071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2906784">
            <text:p>3212906784</text:p>
          </table:table-cell>
          <table:table-cell office:value-type="float" office:value="3212905340">
            <text:p>321290534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9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office:value-type="float" office:value="51">
            <text:p>51</text:p>
          </table:table-cell>
          <table:table-cell office:value-type="string">
            <text:p>#stamp:</text:p>
          </table:table-cell>
          <table:table-cell office:value-type="string">
            <text:p>20070802-14:33:01</text:p>
          </table:table-cell>
          <table:table-cell office:value-type="string">
            <text:p>#all:</text:p>
          </table:table-cell>
          <table:table-cell office:value-type="float" office:value="1186057987.37708">
            <text:p>1186057987.38</text:p>
          </table:table-cell>
          <table:table-cell office:value-type="float" office:value="51">
            <text:p>51</text:p>
          </table:table-cell>
          <table:table-cell office:value-type="string">
            <text:p>stat:</text:p>
          </table:table-cell>
          <table:table-cell office:value-type="float" office:value="5022">
            <text:p>5022</text:p>
          </table:table-cell>
          <table:table-cell office:value-type="string">
            <text:p>(soffice.bin)</text:p>
          </table:table-cell>
          <table:table-cell office:value-type="string">
            <text:p>R</text:p>
          </table:table-cell>
          <table:table-cell office:value-type="float" office:value="5010">
            <text:p>5010</text:p>
          </table:table-cell>
          <table:table-cell table:number-columns-repeated="2" office:value-type="float" office:value="4930">
            <text:p>4930</text:p>
          </table:table-cell>
          <table:table-cell office:value-type="float" office:value="34821">
            <text:p>34821</text:p>
          </table:table-cell>
          <table:table-cell office:value-type="float" office:value="4930">
            <text:p>4930</text:p>
          </table:table-cell>
          <table:table-cell office:value-type="float" office:value="4202496">
            <text:p>4202496</text:p>
          </table:table-cell>
          <table:table-cell office:value-type="float" office:value="20182">
            <text:p>20182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981">
            <text:p>5981</text:p>
          </table:table-cell>
          <table:table-cell office:value-type="float" office:value="193478656">
            <text:p>193478656</text:p>
          </table:table-cell>
          <table:table-cell office:value-type="float" office:value="18075">
            <text:p>18075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315488">
            <text:p>3216315488</text:p>
          </table:table-cell>
          <table:table-cell office:value-type="float" office:value="3216314044">
            <text:p>3216314044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19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Prefetch</text:p>
          </table:table-cell>
          <table:table-cell/>
          <table:table-cell office:value-type="string">
            <text:p>openoffice</text:p>
          </table:table-cell>
          <table:table-cell table:number-columns-repeated="3"/>
          <table:table-cell table:style-name="ce2" office:value-type="string">
            <text:p>Prefetch – 3 aggregated</text:p>
          </table:table-cell>
          <table:table-cell/>
          <table:table-cell office:value-type="string">
            <text:p>openoffice</text:p>
          </table:table-cell>
          <table:table-cell office:value-type="string">
            <text:p>Prefetch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65.51">
            <text:p>65.51</text:p>
          </table:table-cell>
          <table:table-cell office:value-type="float" office:value="25.86">
            <text:p>25.86</text:p>
          </table:table-cell>
          <table:table-cell office:value-type="string">
            <text:p>#</text:p>
          </table:table-cell>
          <table:table-cell office:value-type="float" office:value="7.11054944992">
            <text:p>7.11</text:p>
          </table:table-cell>
          <table:table-cell table:number-columns-repeated="2"/>
          <table:table-cell office:value-type="float" office:value="64.71">
            <text:p>64.71</text:p>
          </table:table-cell>
          <table:table-cell office:value-type="float" office:value="25.27">
            <text:p>25.27</text:p>
          </table:table-cell>
          <table:table-cell office:value-type="string">
            <text:p>#</text:p>
          </table:table-cell>
          <table:table-cell office:value-type="float" office:value="6.92118048668">
            <text:p>6.9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4.83">
            <text:p>64.83</text:p>
          </table:table-cell>
          <table:table-cell office:value-type="float" office:value="25.24">
            <text:p>25.24</text:p>
          </table:table-cell>
          <table:table-cell office:value-type="string">
            <text:p>#</text:p>
          </table:table-cell>
          <table:table-cell office:value-type="float" office:value="5.49154019356">
            <text:p>5.49</text:p>
          </table:table-cell>
          <table:table-cell table:number-columns-repeated="2"/>
          <table:table-cell office:value-type="float" office:value="64.38">
            <text:p>64.38</text:p>
          </table:table-cell>
          <table:table-cell office:value-type="float" office:value="25.06">
            <text:p>25.06</text:p>
          </table:table-cell>
          <table:table-cell office:value-type="string">
            <text:p>#</text:p>
          </table:table-cell>
          <table:table-cell office:value-type="float" office:value="6.24580955505">
            <text:p>6.2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" office:value-type="float" office:value="64.76">
            <text:p>64.76</text:p>
          </table:table-cell>
          <table:table-cell office:value-type="float" office:value="25.4">
            <text:p>25.4</text:p>
          </table:table-cell>
          <table:table-cell office:value-type="string">
            <text:p>#</text:p>
          </table:table-cell>
          <table:table-cell office:value-type="float" office:value="6.02640032768">
            <text:p>6.03</text:p>
          </table:table-cell>
          <table:table-cell table:style-name="Default"/>
          <table:table-cell/>
          <table:table-cell table:style-name="Default" office:value-type="float" office:value="64.28">
            <text:p>64,28</text:p>
          </table:table-cell>
          <table:table-cell table:style-name="Default" office:value-type="float" office:value="24.74">
            <text:p>24,74</text:p>
          </table:table-cell>
          <table:table-cell table:style-name="Default" office:value-type="string">
            <text:p>#</text:p>
          </table:table-cell>
          <table:table-cell office:value-type="float" office:value="8.20017838478">
            <text:p>8.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" office:value-type="float" office:value="65.17">
            <text:p>65.17</text:p>
          </table:table-cell>
          <table:table-cell office:value-type="float" office:value="25.72">
            <text:p>25.72</text:p>
          </table:table-cell>
          <table:table-cell office:value-type="string">
            <text:p>#</text:p>
          </table:table-cell>
          <table:table-cell office:value-type="float" office:value="6.48693156242">
            <text:p>6.49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32">
            <text:p>25,32</text:p>
          </table:table-cell>
          <table:table-cell table:style-name="Default" office:value-type="string">
            <text:p>#</text:p>
          </table:table-cell>
          <table:table-cell office:value-type="float" office:value="5.71253418922">
            <text:p>5.7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" office:value-type="float" office:value="64.61">
            <text:p>64.61</text:p>
          </table:table-cell>
          <table:table-cell office:value-type="float" office:value="25.45">
            <text:p>25.45</text:p>
          </table:table-cell>
          <table:table-cell office:value-type="string">
            <text:p>#</text:p>
          </table:table-cell>
          <table:table-cell office:value-type="float" office:value="7.35920500755">
            <text:p>7.36</text:p>
          </table:table-cell>
          <table:table-cell table:number-columns-repeated="2"/>
          <table:table-cell table:style-name="Default" office:value-type="float" office:value="63.95">
            <text:p>63,95</text:p>
          </table:table-cell>
          <table:table-cell table:style-name="Default" office:value-type="float" office:value="24.68">
            <text:p>24,68</text:p>
          </table:table-cell>
          <table:table-cell table:style-name="Default" office:value-type="string">
            <text:p>#</text:p>
          </table:table-cell>
          <table:table-cell office:value-type="float" office:value="7.4144718647">
            <text:p>7.4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" office:value-type="float" office:value="64.94">
            <text:p>64.94</text:p>
          </table:table-cell>
          <table:table-cell office:value-type="float" office:value="25.26">
            <text:p>25.26</text:p>
          </table:table-cell>
          <table:table-cell office:value-type="string">
            <text:p>#</text:p>
          </table:table-cell>
          <table:table-cell office:value-type="float" office:value="7.2159075737">
            <text:p>7.22</text:p>
          </table:table-cell>
          <table:table-cell table:number-columns-repeated="2"/>
          <table:table-cell table:style-name="Default" office:value-type="float" office:value="64.92">
            <text:p>64,92</text:p>
          </table:table-cell>
          <table:table-cell table:style-name="Default" office:value-type="float" office:value="25.41">
            <text:p>25,41</text:p>
          </table:table-cell>
          <table:table-cell table:style-name="Default" office:value-type="string">
            <text:p>#</text:p>
          </table:table-cell>
          <table:table-cell office:value-type="float" office:value="7.26034903526">
            <text:p>7.2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" office:value-type="float" office:value="65.22">
            <text:p>65.22</text:p>
          </table:table-cell>
          <table:table-cell office:value-type="float" office:value="25.58">
            <text:p>25.58</text:p>
          </table:table-cell>
          <table:table-cell office:value-type="string">
            <text:p>#</text:p>
          </table:table-cell>
          <table:table-cell office:value-type="float" office:value="5.10185265541">
            <text:p>5.1</text:p>
          </table:table-cell>
          <table:table-cell table:number-columns-repeated="2"/>
          <table:table-cell table:style-name="Default" office:value-type="float" office:value="64.61">
            <text:p>64,61</text:p>
          </table:table-cell>
          <table:table-cell table:style-name="Default" office:value-type="float" office:value="25.23">
            <text:p>25,23</text:p>
          </table:table-cell>
          <table:table-cell table:style-name="Default" office:value-type="string">
            <text:p>#</text:p>
          </table:table-cell>
          <table:table-cell office:value-type="float" office:value="5.96935391426">
            <text:p>5.9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" office:value-type="float" office:value="65.62">
            <text:p>65.62</text:p>
          </table:table-cell>
          <table:table-cell office:value-type="float" office:value="26.13">
            <text:p>26.13</text:p>
          </table:table-cell>
          <table:table-cell office:value-type="string">
            <text:p>#</text:p>
          </table:table-cell>
          <table:table-cell office:value-type="float" office:value="5.59345149994">
            <text:p>5.59</text:p>
          </table:table-cell>
          <table:table-cell table:number-columns-repeated="2"/>
          <table:table-cell table:style-name="Default" office:value-type="float" office:value="64.49">
            <text:p>64,49</text:p>
          </table:table-cell>
          <table:table-cell table:style-name="Default" office:value-type="float" office:value="25.17">
            <text:p>25,17</text:p>
          </table:table-cell>
          <table:table-cell table:style-name="Default" office:value-type="string">
            <text:p>#</text:p>
          </table:table-cell>
          <table:table-cell office:value-type="float" office:value="5.46255373955">
            <text:p>5.4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office:value-type="float" office:value="64.35">
            <text:p>64.35</text:p>
          </table:table-cell>
          <table:table-cell office:value-type="float" office:value="25.3">
            <text:p>25.3</text:p>
          </table:table-cell>
          <table:table-cell office:value-type="string">
            <text:p>#</text:p>
          </table:table-cell>
          <table:table-cell office:value-type="float" office:value="6.66361117363">
            <text:p>6.66</text:p>
          </table:table-cell>
          <table:table-cell table:number-columns-repeated="2"/>
          <table:table-cell table:style-name="Default" office:value-type="float" office:value="64.64">
            <text:p>64,64</text:p>
          </table:table-cell>
          <table:table-cell table:style-name="Default" office:value-type="float" office:value="25.08">
            <text:p>25,08</text:p>
          </table:table-cell>
          <table:table-cell table:style-name="Default" office:value-type="string">
            <text:p>#</text:p>
          </table:table-cell>
          <table:table-cell office:value-type="float" office:value="5.68549346924">
            <text:p>5.69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29:.C37])" office:value-type="float" office:value="65.0011111111111">
            <text:p>65.0011</text:p>
          </table:table-cell>
          <table:table-cell/>
          <table:table-cell office:value-type="string">
            <text:p>Average</text:p>
          </table:table-cell>
          <table:table-cell table:style-name="ce2" table:formula="oooc:=AVERAGE([.F29:.F37])" office:value-type="float" office:value="6.33882771597889">
            <text:p>6.3388</text:p>
          </table:table-cell>
          <table:table-cell/>
          <table:table-cell office:value-type="string">
            <text:p>Average</text:p>
          </table:table-cell>
          <table:table-cell table:style-name="ce2" table:formula="oooc:=AVERAGE([.I29:.I37])" office:value-type="float" office:value="64.51">
            <text:p>64.5100</text:p>
          </table:table-cell>
          <table:table-cell/>
          <table:table-cell office:value-type="string">
            <text:p>Average</text:p>
          </table:table-cell>
          <table:table-cell table:style-name="ce2" table:formula="oooc:=AVERAGE([.L29:.L37])" office:value-type="float" office:value="6.54132495986">
            <text:p>6.5413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29:.C37])" office:value-type="float" office:value="0.416306511012155">
            <text:p>0.4163</text:p>
          </table:table-cell>
          <table:table-cell/>
          <table:table-cell office:value-type="string">
            <text:p>Stddev</text:p>
          </table:table-cell>
          <table:table-cell table:style-name="ce2" table:formula="oooc:=STDEV([.F29:.F37])" office:value-type="float" office:value="0.824212684537301">
            <text:p>0.8242</text:p>
          </table:table-cell>
          <table:table-cell/>
          <table:table-cell office:value-type="string">
            <text:p>Stddev</text:p>
          </table:table-cell>
          <table:table-cell table:style-name="ce2" table:formula="oooc:=STDEV([.I29:.I37])" office:value-type="float" office:value="0.280356915377523">
            <text:p>0.2804</text:p>
          </table:table-cell>
          <table:table-cell/>
          <table:table-cell office:value-type="string">
            <text:p>Stddev</text:p>
          </table:table-cell>
          <table:table-cell table:style-name="ce2" table:formula="oooc:=STDEV([.L29:.L37])" office:value-type="float" office:value="0.94690517636072">
            <text:p>0.9469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Prefetch – 3 aggregated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style-name="ce3" table:formula="oooc:=[.C12]" office:value-type="float" office:value="53.5088888888889">
            <text:p>53.51</text:p>
          </table:table-cell>
          <table:table-cell table:style-name="ce3" office:value-type="string">
            <text:p>||</text:p>
          </table:table-cell>
          <table:table-cell table:style-name="ce3" table:formula="oooc:=[.E12]" office:value-type="float" office:value="53.4311111111111">
            <text:p>53.43</text:p>
          </table:table-cell>
          <table:table-cell table:style-name="ce3" office:value-type="string">
            <text:p>||</text:p>
          </table:table-cell>
          <table:table-cell table:style-name="ce3" table:formula="oooc:=[.F44]-[.D44]" office:value-type="float" office:value="-0.0777777777777757">
            <text:p>-0.08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13]" office:value-type="float" office:value="0.801552313396393">
            <text:p>0.80</text:p>
          </table:table-cell>
          <table:table-cell table:style-name="ce3" office:value-type="string">
            <text:p>||</text:p>
          </table:table-cell>
          <table:table-cell table:style-name="ce3" table:formula="oooc:=[.E13]" office:value-type="float" office:value="1.81643500051918">
            <text:p>1.82</text:p>
          </table:table-cell>
          <table:table-cell table:style-name="ce3" office:value-type="string">
            <text:p>||</text:p>
          </table:table-cell>
          <table:table-cell table:style-name="ce3" table:formula="oooc:=[.F45]-[.D45]" office:value-type="float" office:value="1.01488268712279">
            <text:p>1.0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style-name="ce3" table:formula="oooc:=[.C38]" office:value-type="float" office:value="65.0011111111111">
            <text:p>65.00</text:p>
          </table:table-cell>
          <table:table-cell table:style-name="ce3" office:value-type="string">
            <text:p>||</text:p>
          </table:table-cell>
          <table:table-cell table:style-name="ce3" table:formula="oooc:=[.I38]" office:value-type="float" office:value="64.51">
            <text:p>64.51</text:p>
          </table:table-cell>
          <table:table-cell table:style-name="ce3" office:value-type="string">
            <text:p>||</text:p>
          </table:table-cell>
          <table:table-cell table:style-name="ce3" table:formula="oooc:=[.F46]-[.D46]" office:value-type="float" office:value="-0.49111111111111">
            <text:p>-0.4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C39]" office:value-type="float" office:value="0.416306511012155">
            <text:p>0.42</text:p>
          </table:table-cell>
          <table:table-cell table:style-name="ce3" office:value-type="string">
            <text:p>||</text:p>
          </table:table-cell>
          <table:table-cell table:style-name="ce3" table:formula="oooc:=[.I39]" office:value-type="float" office:value="0.280356915377523">
            <text:p>0.28</text:p>
          </table:table-cell>
          <table:table-cell table:style-name="ce3" office:value-type="string">
            <text:p>||</text:p>
          </table:table-cell>
          <table:table-cell table:style-name="ce3" table:formula="oooc:=[.F47]-[.D47]" office:value-type="float" office:value="-0.135949595634632">
            <text:p>-0.1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style-name="ce3" table:formula="oooc:=[.F38]" office:value-type="float" office:value="6.33882771597889">
            <text:p>6.34</text:p>
          </table:table-cell>
          <table:table-cell table:style-name="ce3" office:value-type="string">
            <text:p>||</text:p>
          </table:table-cell>
          <table:table-cell table:style-name="ce3" table:formula="oooc:=[.L38]" office:value-type="float" office:value="6.54132495986">
            <text:p>6.54</text:p>
          </table:table-cell>
          <table:table-cell table:style-name="ce3" office:value-type="string">
            <text:p>||</text:p>
          </table:table-cell>
          <table:table-cell table:style-name="ce3" table:formula="oooc:=[.F48]-[.D48]" office:value-type="float" office:value="0.20249724388111">
            <text:p>0.20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F39]" office:value-type="float" office:value="0.824212684537301">
            <text:p>0.82</text:p>
          </table:table-cell>
          <table:table-cell table:style-name="ce3" office:value-type="string">
            <text:p>||</text:p>
          </table:table-cell>
          <table:table-cell table:style-name="ce3" table:formula="oooc:=[.L39]" office:value-type="float" office:value="0.94690517636072">
            <text:p>0.95</text:p>
          </table:table-cell>
          <table:table-cell table:style-name="ce3" office:value-type="string">
            <text:p>||</text:p>
          </table:table-cell>
          <table:table-cell table:style-name="ce3" table:formula="oooc:=[.F49]-[.D49]" office:value-type="float" office:value="0.122692491823418">
            <text:p>0.12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style-name="ce3" table:formula="oooc:=[.D46]-[.D48]" office:value-type="float" office:value="58.6622833951322">
            <text:p>58.66</text:p>
          </table:table-cell>
          <table:table-cell table:style-name="ce3" office:value-type="string">
            <text:p>||</text:p>
          </table:table-cell>
          <table:table-cell table:style-name="ce3" table:formula="oooc:=[.F46]-[.F48]" office:value-type="float" office:value="57.96867504014">
            <text:p>57.97</text:p>
          </table:table-cell>
          <table:table-cell table:style-name="ce3" office:value-type="string">
            <text:p>||</text:p>
          </table:table-cell>
          <table:table-cell table:style-name="ce3" table:formula="oooc:=[.F50]-[.D50]" office:value-type="float" office:value="-0.693608354992222">
            <text:p>-0.6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style-name="ce3" table:formula="oooc:=[.D47]-[.D49]" office:value-type="float" office:value="-0.407906173525147">
            <text:p>-0.41</text:p>
          </table:table-cell>
          <table:table-cell table:style-name="ce3" office:value-type="string">
            <text:p>||</text:p>
          </table:table-cell>
          <table:table-cell table:style-name="ce3" table:formula="oooc:=[.F47]-[.F49]" office:value-type="float" office:value="-0.666548260983197">
            <text:p>-0.67</text:p>
          </table:table-cell>
          <table:table-cell table:style-name="ce3" office:value-type="string">
            <text:p>||</text:p>
          </table:table-cell>
          <table:table-cell table:style-name="ce3" table:formula="oooc:=[.F51]-[.D51]" office:value-type="float" office:value="-0.25864208745805">
            <text:p>-0.2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style-name="ce3" table:formula="oooc:=[.D50]-[.D44]" office:value-type="float" office:value="5.15339450624334">
            <text:p>5.15</text:p>
          </table:table-cell>
          <table:table-cell table:style-name="ce3" office:value-type="string">
            <text:p>||</text:p>
          </table:table-cell>
          <table:table-cell table:style-name="ce3" table:formula="oooc:=[.F50]-[.F44]" office:value-type="float" office:value="4.5375639290289">
            <text:p>4.54</text:p>
          </table:table-cell>
          <table:table-cell table:style-name="ce3" office:value-type="string">
            <text:p>||</text:p>
          </table:table-cell>
          <table:table-cell table:style-name="ce3"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office:value-type="string">
            <text:p>||</text:p>
          </table:table-cell>
          <table:table-cell office:value-type="string">
            <text:p>Boot with openoffice difference to plain boot</text:p>
          </table:table-cell>
          <table:table-cell table:style-name="ce1" office:value-type="string">
            <text:p>||</text:p>
          </table:table-cell>
          <table:table-cell table:formula="oooc:=[.D46]-[.D44]" office:value-type="float" office:value="11.4922222222222">
            <text:p>11.49</text:p>
          </table:table-cell>
          <table:table-cell office:value-type="string">
            <text:p>||</text:p>
          </table:table-cell>
          <table:table-cell table:formula="oooc:=[.F46]-[.F44]" office:value-type="float" office:value="11.0788888888889">
            <text:p>11.08</text:p>
          </table:table-cell>
          <table:table-cell office:value-type="string">
            <text:p>||</text:p>
          </table:table-cell>
          <table:table-cell table:formula="oooc:=[.H46]-[.H44]" office:value-type="float" office:value="-0.413333333333334">
            <text:p>-0.4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>
            <draw:frame table:end-cell-address="Arkusz1.E89" table:end-x="1.117cm" table:end-y="0.03cm" draw:z-index="0" svg:width="18.132cm" svg:height="11.977cm" svg:x="0.026cm" svg:y="0.002cm">
              <draw:object draw:notify-on-update-of-ranges="Arkusz1.B2:Arkusz1.C11 Arkusz1.E2:Arkusz1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number-columns-repeated="253"/>
        </table:table-row>
        <table:table-row table:style-name="ro1" table:number-rows-repeated="25">
          <table:table-cell table:number-columns-repeated="256"/>
        </table:table-row>
        <table:table-row table:style-name="ro1">
          <table:table-cell>
            <draw:frame table:end-cell-address="Arkusz1.E116" table:end-x="1.007cm" table:end-y="0.056cm" draw:z-index="1" svg:width="17.414cm" svg:height="12.402cm" svg:x="0.634cm" svg:y="0.08cm">
              <draw:object draw:notify-on-update-of-ranges="Arkusz1.B28:Arkusz1.C37 Arkusz1.I28:Arkusz1.I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>
            <draw:frame table:end-cell-address="Arkusz1.E143" table:end-x="1.09cm" table:end-y="0.108cm" draw:z-index="2" svg:width="17.994cm" svg:height="12.375cm" svg:x="0.137cm" svg:y="0.16cm">
              <draw:object draw:notify-on-update-of-ranges="Arkusz1.B28:Arkusz1.B37 Arkusz1.F28:Arkusz1.F37 Arkusz1.L28:Arkusz1.L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 table:number-rows-repeated="654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2">2007-08-02</text:date>, <text:time>16:50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8-02T16:50:12</dc:date>
    <dc:language>pl-PL</dc:language>
    <meta:editing-cycles>20</meta:editing-cycles>
    <meta:editing-duration>P8DT11H0M32S</meta:editing-duration>
    <meta:user-defined meta:name="Info 1"/>
    <meta:user-defined meta:name="Info 2"/>
    <meta:user-defined meta:name="Info 3"/>
    <meta:user-defined meta:name="Info 4"/>
    <meta:document-statistic meta:table-count="3" meta:cell-count="69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2000007629395pt" style:font-family-asian="'DejaVu Sans'" style:font-pitch-asian="variable" style:font-size-asian="22.2000007629395pt" style:font-family-complex="Tahoma" style:font-pitch-complex="variable" style:font-size-complex="22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3000001907349pt" style:font-family-asian="'DejaVu Sans'" style:font-pitch-asian="variable" style:font-size-asian="15.3000001907349pt" style:font-family-complex="Tahoma" style:font-pitch-complex="variable" style:font-size-complex="15.3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4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1.8999996185303pt" style:font-family-asian="'DejaVu Sans'" style:font-pitch-asian="variable" style:font-size-asian="11.8999996185303pt" style:font-family-complex="Tahoma" style:font-pitch-complex="variable" style:font-size-complex="11.899999618530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1000003814697pt" style:font-family-asian="'DejaVu Sans'" style:font-pitch-asian="variable" style:font-size-asian="10.1000003814697pt" style:font-family-complex="Tahoma" style:font-pitch-complex="variable" style:font-size-complex="10.1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8.133cm" svg:height="11.978cm" chart:class="chart:line" chart:style-name="ch1">
        <chart:title svg:x="7.42cm" svg:y="0.238cm" chart:style-name="ch2">
          <text:p>Boot time</text:p>
        </chart:title>
        <chart:legend chart:legend-position="end" svg:x="15.31cm" svg:y="5.371cm" chart:style-name="ch3"/>
        <chart:plot-area chart:style-name="ch4" table:cell-range-address="Arkusz1.$B$2:.$C$11 Arkusz1.$E$2:.$E$11" chart:data-source-has-labels="both" chart:table-number-list="0 0" svg:x="0.362cm" svg:y="1.679cm" svg:width="14.165cm" svg:height="10.06cm">
          <chart:axis chart:dimension="x" chart:name="primary-x" chart:style-name="ch5">
            <chart:title svg:x="6.681cm" svg:y="11.053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62cm" svg:y="6.885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</text:p>
              </table:table-cell>
              <table:table-cell office:value-type="string">
                <text:p>Prefetch – 3 aggregate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54.15">
                <text:p>54.15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39">
                <text:p>52.39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9">
                <text:p>52.9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42">
                <text:p>54.42</text:p>
              </table:table-cell>
              <table:table-cell office:value-type="float" office:value="53.46">
                <text:p>5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01">
                <text:p>54.01</text:p>
              </table:table-cell>
              <table:table-cell office:value-type="float" office:value="50.61">
                <text:p>50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5">
                <text:p>53.5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15">
                <text:p>54.15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27">
                <text:p>52.27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79">
                <text:p>53.79</text:p>
              </table:table-cell>
              <table:table-cell office:value-type="float" office:value="54.56">
                <text:p>54.5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3pt" style:font-family-asian="'DejaVu Sans'" style:font-pitch-asian="variable" style:font-size-asian="23pt" style:font-family-complex="Tahoma" style:font-pitch-complex="variable" style:font-size-complex="2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999996185303pt" style:font-family-asian="'DejaVu Sans'" style:font-pitch-asian="variable" style:font-size-asian="15.8999996185303pt" style:font-family-complex="Tahoma" style:font-pitch-complex="variable" style:font-size-complex="15.8999996185303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origin="6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5pt" style:font-family-asian="'DejaVu Sans'" style:font-pitch-asian="variable" style:font-size-asian="10.5pt" style:font-family-complex="Tahoma" style:font-pitch-complex="variable" style:font-size-complex="10.5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415cm" svg:height="12.403cm" chart:class="chart:line" chart:style-name="ch1">
        <chart:title svg:x="3.985cm" svg:y="0.248cm" chart:style-name="ch2">
          <text:p>Boot time with OpenOffice</text:p>
        </chart:title>
        <chart:legend chart:legend-position="end" svg:x="14.494cm" svg:y="5.551cm" chart:style-name="ch3"/>
        <chart:plot-area chart:style-name="ch4" table:cell-range-address="Arkusz1.$B$28:.$C$37 Arkusz1.$I$28:.$I$37" chart:data-source-has-labels="both" chart:table-number-list="0 0" svg:x="0.348cm" svg:y="1.743cm" svg:width="13.451cm" svg:height="10.412cm">
          <chart:axis chart:dimension="x" chart:name="primary-x" chart:style-name="ch5">
            <chart:title svg:x="6.266cm" svg:y="11.442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48cm" svg:y="7.13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fetch</text:p>
              </table:table-cell>
              <table:table-cell office:value-type="string">
                <text:p>Prefetch – 3 aggregated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5.51">
                <text:p>65.51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83">
                <text:p>64.83</text:p>
              </table:table-cell>
              <table:table-cell office:value-type="float" office:value="64.38">
                <text:p>64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76">
                <text:p>64.76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17">
                <text:p>65.17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61">
                <text:p>64.61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4">
                <text:p>64.94</text:p>
              </table:table-cell>
              <table:table-cell office:value-type="float" office:value="64.92">
                <text:p>64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22">
                <text:p>65.22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62">
                <text:p>65.62</text:p>
              </table:table-cell>
              <table:table-cell office:value-type="float" office:value="64.49">
                <text:p>64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35">
                <text:p>64.35</text:p>
              </table:table-cell>
              <table:table-cell office:value-type="float" office:value="64.64">
                <text:p>64.6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2.8999996185303pt" style:font-family-asian="'DejaVu Sans'" style:font-pitch-asian="variable" style:font-size-asian="22.8999996185303pt" style:font-family-complex="Tahoma" style:font-pitch-complex="variable" style:font-size-complex="22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5.8000001907349pt" style:font-family-asian="'DejaVu Sans'" style:font-pitch-asian="variable" style:font-size-asian="15.8000001907349pt" style:font-family-complex="Tahoma" style:font-pitch-complex="variable" style:font-size-complex="15.8000001907349pt"/>
    </style:style>
    <style:style style:name="ch7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minimum="0" chart:maximum="20" chart:origin="0" chart:interval-major="2.5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2.3000001907349pt" style:font-family-asian="'DejaVu Sans'" style:font-pitch-asian="variable" style:font-size-asian="12.3000001907349pt" style:font-family-complex="Tahoma" style:font-pitch-complex="variable" style:font-size-complex="12.3000001907349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Nimbus Sans L'" style:font-family-generic="swiss" style:font-pitch="variable" fo:font-size="10.6000003814697pt" style:font-family-asian="'DejaVu Sans'" style:font-pitch-asian="variable" style:font-size-asian="10.6000003814697pt" style:font-family-complex="Tahoma" style:font-pitch-complex="variable" style:font-size-complex="10.6000003814697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7.995cm" svg:height="12.376cm" chart:class="chart:line" chart:style-name="ch1">
        <chart:title svg:x="4.829cm" svg:y="0.245cm" chart:style-name="ch2">
          <text:p>Openoffice startup time</text:p>
        </chart:title>
        <chart:legend chart:legend-position="end" svg:x="15.058cm" svg:y="5.536cm" chart:style-name="ch3"/>
        <chart:plot-area chart:style-name="ch4" table:cell-range-address="Arkusz1.$B$28:.$B$37 Arkusz1.$F$28:.$F$37 Arkusz1.$L$28:.$L$37" chart:data-source-has-labels="both" chart:table-number-list="0 0 0" svg:x="0.358cm" svg:y="1.737cm" svg:width="13.985cm" svg:height="10.393cm">
          <chart:axis chart:dimension="x" chart:name="primary-x" chart:style-name="ch5">
            <chart:title svg:x="6.759cm" svg:y="11.418cm" chart:style-name="ch6">
              <text:p>Boot number</text:p>
            </chart:title>
            <chart:categories table:cell-range-address="local-table.A2:.A10"/>
          </chart:axis>
          <chart:axis chart:dimension="y" chart:name="primary-y" chart:style-name="ch7">
            <chart:title svg:x="0.358cm" svg:y="7.114cm" chart:style-name="ch6">
              <text:p>Time (s)</text:p>
            </chart:title>
            <chart:grid chart:class="major"/>
          </chart:axis>
          <chart:series chart:style-name="ch8">
            <chart:data-point chart:repeated="9"/>
          </chart:series>
          <chart:series chart:style-name="ch9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Prefetch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7.11054944992">
                <text:p>7.11054944992</text:p>
              </table:table-cell>
              <table:table-cell office:value-type="float" office:value="6.92118048668">
                <text:p>6.92118048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9154019356">
                <text:p>5.49154019356</text:p>
              </table:table-cell>
              <table:table-cell office:value-type="float" office:value="6.24580955505">
                <text:p>6.24580955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2640032768">
                <text:p>6.02640032768</text:p>
              </table:table-cell>
              <table:table-cell office:value-type="float" office:value="8.20017838478">
                <text:p>8.20017838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693156242">
                <text:p>6.48693156242</text:p>
              </table:table-cell>
              <table:table-cell office:value-type="float" office:value="5.71253418922">
                <text:p>5.71253418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5920500755">
                <text:p>7.35920500755</text:p>
              </table:table-cell>
              <table:table-cell office:value-type="float" office:value="7.4144718647">
                <text:p>7.4144718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59075737">
                <text:p>7.2159075737</text:p>
              </table:table-cell>
              <table:table-cell office:value-type="float" office:value="7.26034903526">
                <text:p>7.26034903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185265541">
                <text:p>5.10185265541</text:p>
              </table:table-cell>
              <table:table-cell office:value-type="float" office:value="5.96935391426">
                <text:p>5.96935391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9345149994">
                <text:p>5.59345149994</text:p>
              </table:table-cell>
              <table:table-cell office:value-type="float" office:value="5.46255373955">
                <text:p>5.46255373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6361117363">
                <text:p>6.66361117363</text:p>
              </table:table-cell>
              <table:table-cell office:value-type="float" office:value="5.68549346924">
                <text:p>5.68549346924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